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ab6a" officeooo:paragraph-rsid="001ba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el pracy</text:p>
      <text:p text:style-name="P1">Celem pracy jest 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27:56.684881208</meta:creation-date>
    <meta:generator>LibreOffice/4.1.3.2$Linux_x86 LibreOffice_project/410m0$Build-2</meta:generator>
    <dc:date>2015-01-08T00:31:34.538723096</dc:date>
    <dc:creator>kanarinios 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35" meta:non-whitespace-character-count="30"/>
  </office:meta>
</office:document-meta>
</file>